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1.91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344.3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16.95pt"/>
    </style:style>
    <style:style style:name="co7" style:family="table-column">
      <style:table-column-properties fo:break-before="auto" style:column-width="330.41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10.8pt"/>
    </style:style>
    <style:style style:name="co10" style:family="table-column">
      <style:table-column-properties fo:break-before="auto" style:column-width="263.99pt"/>
    </style:style>
    <style:style style:name="co11" style:family="table-column">
      <style:table-column-properties fo:break-before="auto" style:column-width="34.7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Seen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Seen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Seen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Seen?</text:p>
          </table:table-cell>
        </table:table-row>
        <table:table-row table:style-name="ro1">
          <table:table-cell office:value-type="string" calcext:value-type="string">
            <text:p>Opening Even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side the Fake Science Factori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ie dreckige Empiri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What the flag is CTF?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e Precariat: A Disruptive Class for Disruptive Times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Jahresrückblick des CCC 201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ie verborgene Seite des Mobilfunk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icrotargeting und Manipu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ection Cybersecurity Progress Repor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Surveillance State limited by acts of courage and conscienc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est of Informationsfreihei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etzpolitischer Wetterbericht 20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ming the Chaos: Can we build systems that actually work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mart Home - Smart Hac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chäologische Studien im Datenmül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issecting Broadcom Bluetoo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unting the Sigfox: Wireless IoT Network Securit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Enemy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ruly cardless: Jackpotting an ATM using auxiliary devices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ecurity Nightmares 0x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troduction to Deep Learni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ttacking end-to-end email encryp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ussia vs. Telegram: technical notes on the battl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osing Ev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ckerethik - eine Einführu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Ghost in the Machin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Mars Rover On-board Compute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cking how we s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nenerkennung hack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ie EU und ihre Institutionen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u kannst alles hacken – du darfst dich nur nicht erwischen lassen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Open Source Orgelba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10, BND-Gesetz und der effektive Schutz vor Grundrecht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ine Abenteuer im EU-Parlamen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onic Evicence in Criminal Matt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t &amp; Mouse: Evading the Censors in 20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 Your Gesundheitsakten Are Belong To U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xploring fraud in telephony network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esinformation und Fake News - Bekämpfung und Verifizierung leicht gemach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e machines feminine?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lizeigesetz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ymbiFlow - Finally the GCC of FPGAs!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eboc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ernel Tracing With eBP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eude ist nur ein Mangel an Informa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nextpnr FOSS FPGA place-and-route too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haos Communication Sla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ugmented Reality: Bridging the gap between the physical and the digital worl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cked up scienc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ow medicine discovered se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rom Zero to Zero Da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ightning Talks Day 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d the Trap: Die Netzpolitik der AfD im Bundesta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good, the strange and the ugly in 2018 art &amp;tech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osmische Teilchenbeschleuniger und ihre Spuren in der Antarkti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et's reverse engineer the Uni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rst Sednit UEFI Rootkit Unveil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nalyze the Facebook algorithm and reclaim data sovereignty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icroPython – Python for Microcontroll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5C3 Infrastructure Revie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tenschutz für Neulandbürge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 Christmas Carol - The Spectres of the Past, Present, and Futur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 Soviet Russia Smart Card Hacks Yo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adical Digital Pain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pace Ops 10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uperMUC-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omain Name Syste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ourt in the Akt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gital Airwav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What is Good Technology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Web-based Cryptojacking in the Wil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ickstart the Chaos: Hackerspace gründen für Anfän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itzens or subjects? The battle to control our bodies, speech and communication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 farewell to soul-crushing cod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odeling and Simulation of Physical Systems for Hobbyists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os im Fernsehra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odern Windows Userspace Exploita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emo2hbo -Robustes und reparierbares Vitalparametermonitoring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uantum Mechanic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ense without sight: a crash course on #BlindNaviga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unkzellenabfrage: Die alltägliche Rasterfahndung unserer Handydaten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t Always Feels Like the Five Eyes Are Watching Yo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ater und Quantenzeitalte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#afdwegbassen: Protest, (Club-)Kultur und antifaschistischer Widersta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istic PCB Design and Fabrica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ever Forgett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rovable Security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ontex: Der europäische Grenzgeheimdiens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s/>Feminist Perspectiv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afe and Secure Drivers in High-Level Languages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pdates von der europäischen Außengrenz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Jailbreaking iO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elf-encrypting deception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Cyber-)Stalking: Wenn Grenzen verschwimm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imulating Univers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atrix, the current status and year to date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alking, Spy Apps, Doxing: Digitale Gewalt gegen Frau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year in post-quantum cry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ie Häuser denen, die darin wohnen!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mpromising online accounts by cracking voicemail system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ightning Talks Day 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hr schlecht als Recht: Grauzone Sicherheitsforschung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mission Control Protoco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xplaining Online US Political Advertisi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 Blockchain Picture Book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en Source Firmwar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Verhalten bei Hausdurchsuchung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utterbrotdosen-Smartphone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cking Ecolog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ow to teach programming to your loved on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cking the Human Microbiome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e Rocky Road to TLS 1.3 and better Internet Encryp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omputer, die über Asyl (mit)entscheid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ircumventing video identification using augmented reality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The" Social Credit Syste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nakes and Rabbits - How CCC shaped an open hardware succes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Österreich: Überwachungsstaat oder doch nur Digitalisierung für Anfänger?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ensored Planet: a Global Censorship Observatory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Layman's Guide to Zero-Day Engineeri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ightning Talks Day 3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w does the Internet work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 deep dive into the world of DOS virus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Critical Making Movement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llet.fai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ll Creatures Welcom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Viva la Vita Vida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as ist mir nicht erinnerlich." − Der NSU-Komplex heut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s/>C2X: The television will not be revolutionized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msa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hat The Fax?!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Urban Organis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reedom needs fighters!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nom-Editierung mit CRISPR/Ca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eality Check! Basel/Lagos?? In virtual reality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onquering Large Numbers at the LHC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chips of the Stat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Wind: Off-Grid Services for Everyday Peopl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o evidence of communication and morality in protocols: Off-the-Record protocol version 4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side the AMD Microcode RO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rojekt Hanna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ternet of Dongs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oing Deep Underground to Watch the Sta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Was schützt eigentlich der Datenschutz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ow Facebook tracks you on Androi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breSilic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chweiz: Netzpolitik zwischen Bodensee und Matterhor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ternet, the Business Side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liVaccine: North Korea's Weapon of Mass Dete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Wallet Securit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ranshuman Expression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uttlebut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ISNOVATION.OR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lanes and Ships and Saving Lives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ormation Biology - Investigating the information flow in living system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ondnach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nclosure-PUF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froroutes: Africa Elsewher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Sneaking In Network Security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 Routing Interregnum: Internet infrastructure transition in Crimea after Russian annexation <text:s/>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Attacking Chrome IPC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 la recherche de l'information perdu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A WebPage in Three Acts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ctical Embodiment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 Disruption Led By The Blind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D-WAN a New Hop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The foodsaving grassroots movement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table:number-columns-repeated="6" office:value-type="string" calcext:value-type="string">
            <text:p/>
          </table:table-cell>
          <table:table-cell office:value-type="string" calcext:value-type="string">
            <text:p>Repair-Cafés</text:p>
          </table:table-cell>
          <table:table-cell table:number-columns-repeated="4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1-04T16:23:14.998046089</dc:date>
    <meta:editing-duration>PT35S</meta:editing-duration>
    <meta:editing-cycles>1</meta:editing-cycles>
    <meta:document-statistic meta:table-count="1" meta:cell-count="583" meta:object-count="0"/>
  </office:meta>
</office:document-meta>
</file>